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paragraph-properties fo:text-align="center" style:justify-single-word="false"/>
      <style:text-properties officeooo:paragraph-rsid="1061ab03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6558c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6558c7" fo:background-color="#ffff00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106558c7" fo:background-color="#ffff00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" fo:font-size="12pt" style:font-size-asian="12pt" style:font-size-complex="12pt"/>
    </style:style>
    <style:style style:name="T21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1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4" style:family="text">
      <style:text-properties style:use-window-font-color="true" loext:opacity="0%" style:font-name="Liberation Sans" officeooo:rsid="047da547"/>
    </style:style>
    <style:style style:name="T24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style:font-size-asian="12pt" style:font-size-complex="12pt"/>
    </style:style>
    <style:style style:name="T278" style:family="text">
      <style:text-properties style:use-window-font-color="true" loext:opacity="0%" style:font-name="Liberation Sans" officeooo:rsid="0efd8e5c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officeooo:rsid="04473353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officeooo:rsid="0aace3cd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officeooo:rsid="0f0ca65a"/>
    </style:style>
    <style:style style:name="T307" style:family="text">
      <style:text-properties officeooo:rsid="0f8f58bd"/>
    </style:style>
    <style:style style:name="T308" style:family="text">
      <style:text-properties officeooo:rsid="0f95a7a0"/>
    </style:style>
    <style:style style:name="T309" style:family="text">
      <style:text-properties style:text-underline-style="none"/>
    </style:style>
    <style:style style:name="T310" style:family="text">
      <style:text-properties style:font-name="Liberation Mono" fo:font-size="8pt" style:font-size-asian="8pt" style:font-size-complex="8pt" loext:padding="0.049cm" loext:border="0.31pt solid #000000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8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291">D</text:span><text:span text:style-name="T285">eze </text:span><text:span text:style-name="Strong_20_Emphasis"><text:span text:style-name="T294"><text:user-field-get text:name="Distro">Rocky Linux</text:user-field-get></text:span></text:span><text:span text:style-name="T287"><text:s/></text:span><text:span text:style-name="T295"><text:user-field-get text:name="Version">8.10</text:user-field-get></text:span><text:span text:style-name="T295"><text:s/></text:span><text:span text:style-name="T296">Server</text:span><text:span text:style-name="T285"> (codenaam </text:span><text:span text:style-name="T290">GreenObsidian</text:span><text:span text:style-name="T285">) van </text:span><text:span text:style-name="T293">mei</text:span><text:span text:style-name="T288"> </text:span><text:span text:style-name="Strong_20_Emphasis"><text:span text:style-name="T297"><text:user-field-get text:name="Releaseyear">2024</text:user-field-get></text:span></text:span><text:span text:style-name="T289"><text:s/></text:span><text:span text:style-name="T291">is een zogenaamde </text:span><text:span text:style-name="T285">LTS-</text:span><text:span text:style-name="T291">versie</text:span><text:span text:style-name="T285"> </text:span><text:span text:style-name="T291">(</text:span><text:span text:style-name="T285">staat voor Long-Term Support, </text:span><text:span text:style-name="T286">langetermijnondersteuning</text:span><text:span text:style-name="T291">)</text:span><text:span text:style-name="T286"> </text:span><text:span text:style-name="T292">en</text:span><text:span text:style-name="T289"> </text:span><text:span text:style-name="T285">wordt gedurende 5 jaar ondersteund tot </text:span><text:span text:style-name="T293">mei</text:span><text:span text:style-name="T285"> 202</text:span><text:span text:style-name="T290">9</text:span><text:span text:style-name="T285">.</text:span></text:p></text:note-body></text:note></text:span></text:span><text:span text:style-name="Strong_20_Emphasis"><text:span text:style-name="T186"><text:s/></text:span></text:span><text:span text:style-name="Strong_20_Emphasis"><text:span text:style-name="T189">Server</text:span></text:span><text:span text:style-name="Strong_20_Emphasis"><text:span text:style-name="T184">. </text:span></text:span><text:span text:style-name="Strong_20_Emphasis"><text:span text:style-name="T197">TODO: Translation to EN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6">ONDERSTREEPTE</text:span></text:span><text:span text:style-name="T1"> </text:span><text:span text:style-name="T16">woorden</text:span><text:span text:style-name="T15"> het</text:span><text:span text:style-name="Strong_20_Emphasis"><text:span text:style-name="T232"> </text:span></text:span><text:span text:style-name="Strong_20_Emphasis"><text:span text:style-name="T233">tekstvak</text:span></text:span><text:span text:style-name="T16"> </text:span><text:span text:style-name="T19">in,</text:span><text:span text:style-name="T16"> </text:span><text:span text:style-name="T244">zie </text:span><text:span text:style-name="T278">[</text:span><text:span text:style-name="T244">toelichting</text:span><text:span text:style-name="T278">]</text:span><text:span text:style-name="T16">:</text:span></text:p>
      <text:p text:style-name="P2"><text:span text:style-name="Definition"><text:span text:style-name="T23">GEBRUIKER</text:span></text:span><text:span text:style-name="T252"><text:tab/><text:tab/></text:span><text:span text:style-name="T277"> <text:tab/><text:tab/></text:span><text:span text:style-name="T253"><draw:control text:anchor-type="as-char" svg:y="-0.4cm" draw:z-index="11" draw:name="Gebruiker 2" draw:style-name="gr2" draw:text-style-name="P100" svg:width="6.4cm" svg:height="0.6cm" draw:control="control10"><svg:title>Gebruiker</svg:title><svg:desc>Volledige naam, bijv. Jan Stek</svg:desc></draw:control></text:span><text:span text:style-name="T253"><text:tab/> <text:s text:c="2"/></text:span><text:span text:style-name="T254">[</text:span><text:span text:style-name="T255">N</text:span><text:span text:style-name="T247">aam, bijv. </text:span><text:span text:style-name="T248">J</text:span><text:span text:style-name="T275">a</text:span><text:span text:style-name="T248">n </text:span><text:span text:style-name="T275">Jansen</text:span><text:span text:style-name="T276">]</text:span></text:p>
      <text:p text:style-name="P84"><text:span text:style-name="Definition"><text:span text:style-name="T246">g</text:span></text:span><text:span text:style-name="Definition">ebruikersnaam</text:span><text:span text:style-name="Definition"><text:span text:style-name="T309"><text:tab/></text:span></text:span><text:span text:style-name="T245"><draw:control text:anchor-type="as-char" svg:y="-0.4cm" draw:z-index="12" draw:name="Gberuikersnaam 3" draw:style-name="gr2" draw:text-style-name="P100" svg:width="6.4cm" svg:height="0.6cm" draw:control="control11"><svg:title>Gebruikersnaam</svg:title><svg:desc>Korte naam, bijv. jan</svg:desc></draw:control></text:span><text:span text:style-name="T245"><text:tab/> <text:s text:c="2"/></text:span><text:span text:style-name="T7">[</text:span><text:span text:style-name="T8">Gebruikers</text:span><text:span text:style-name="T6">naam, bijv. </text:span><text:span text:style-name="T198">j</text:span><text:span text:style-name="T199">a</text:span><text:span text:style-name="T198">n</text:span><text:span text:style-name="T200">]</text:span></text:p>
      <text:p text:style-name="P2"><text:span text:style-name="Definition">COMPUTERNAAM</text:span><text:span text:style-name="T257"><text:tab/><text:tab/></text:span><draw:control text:anchor-type="as-char" svg:y="-0.4cm" draw:z-index="13" draw:name="Computernaam 1" draw:style-name="gr2" draw:text-style-name="P100" svg:width="6.4cm" svg:height="0.6cm" draw:control="control12"><svg:title>Computernaam</svg:title><svg:desc>Unieke naam van de computer</svg:desc></draw:control><text:tab/> <text:s text:c="2"/><text:span text:style-name="T262">[</text:span><text:span text:style-name="T263">N</text:span><text:span text:style-name="T258">aam van de compute</text:span><text:span text:style-name="T259">r, </text:span><text:span text:style-name="T260">bijv. </text:span><text:span text:style-name="T261">pc02</text:span><text:span text:style-name="T262">]</text:span></text:p>
      <text:p text:style-name="P2"><text:span text:style-name="Definition"><text:span text:style-name="T265">GEBRUIKER</text:span></text:span><text:span text:style-name="Definition"><text:span text:style-name="T269"><text:tab/></text:span></text:span><text:span text:style-name="T264"><text:tab/></text:span><text:span text:style-name="T277"> <text:tab/><text:tab/></text:span><text:span text:style-name="T253"><draw:control text:anchor-type="as-char" svg:y="-0.4cm" draw:z-index="14" draw:name="Gebruiker 3" draw:style-name="gr2" draw:text-style-name="P100" svg:width="6.4cm" svg:height="0.6cm" draw:control="control13"><svg:title>Gebruiker</svg:title><svg:desc>Volledige naam, bijv. Jan Stek</svg:desc></draw:control></text:span><text:span text:style-name="T253"><text:tab/> <text:s text:c="2"/></text:span><text:span text:style-name="T254">[</text:span><text:span text:style-name="T256">N</text:span><text:span text:style-name="T247">aam </text:span><text:span text:style-name="T251">evt. 2</text:span><text:span text:style-name="T279">e</text:span><text:span text:style-name="T249"> gebruiker</text:span><text:span text:style-name="T250">]</text:span></text:p>
      <text:p text:style-name="P89"><text:span text:style-name="Definition"><text:span text:style-name="T265">GEBRUIKERSN</text:span></text:span><text:span text:style-name="Definition"><text:span text:style-name="T266">aa</text:span></text:span><text:span text:style-name="Definition"><text:span text:style-name="T265">M</text:span></text:span><text:span text:style-name="Definition"><text:span text:style-name="T269"><text:tab/></text:span></text:span><text:span text:style-name="T245"><draw:control text:anchor-type="as-char" svg:y="-0.4cm" draw:z-index="15" draw:name="Gberuikersnaam 4" draw:style-name="gr2" draw:text-style-name="P100" svg:width="6.4cm" svg:height="0.6cm" draw:control="control14"><svg:title>Gebruikersnaam</svg:title><svg:desc>Korte naam, bijv. jan</svg:desc></draw:control></text:span><text:span text:style-name="T245"><text:tab/> <text:s text:c="2"/></text:span><text:span text:style-name="T267">[</text:span><text:span text:style-name="T268">Gebruikers</text:span><text:span text:style-name="T267">naam</text:span><text:span text:style-name="T270"> </text:span><text:span text:style-name="T271">e</text:span><text:span text:style-name="T272">vt. 2</text:span><text:span text:style-name="T280">e</text:span><text:span text:style-name="T272"> </text:span><text:span text:style-name="T273">gebruiker</text:span><text:span text:style-name="T274">]</text:span></text:p>
      <text:p text:style-name="P1"><text:span text:style-name="T201">Vervang </text:span><text:span text:style-name="T208">de</text:span><text:span text:style-name="T201"> </text:span><text:span text:style-name="Definition"><text:span text:style-name="T24">ONDERSTREEPTE</text:span></text:span><text:span text:style-name="T201"> </text:span><text:span text:style-name="T202">woorden </text:span><text:span text:style-name="T201">in deze checklist door </text:span><text:span text:style-name="T208">d</text:span><text:span text:style-name="T209">i</text:span><text:span text:style-name="T208">e </text:span><text:span text:style-name="T207">in </text:span><text:span text:style-name="T209">het</text:span><text:span text:style-name="Strong_20_Emphasis"><text:span text:style-name="T68"> </text:span></text:span><text:span text:style-name="Strong_20_Emphasis"><text:span text:style-name="T87">tekstvak</text:span></text:span><text:span text:style-name="T201">.</text:span></text:p>
      <text:p text:style-name="P45"/>
      <text:p text:style-name="P45"/>
      <text:p text:style-name="P3"><text:span text:style-name="T212">Nog niet op Linux?</text:span><text:span text:style-name="T203"><text:tab/></text:span><text:span text:style-name="T210">G</text:span><text:span text:style-name="T204">ebruik </text:span><text:span text:style-name="Strong_20_Emphasis"><text:span text:style-name="T213">Checklist </text:span></text:span><text:span text:style-name="Strong_20_Emphasis"><text:span text:style-name="T214">overzetten</text:span></text:span><text:span text:style-name="T20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5"> onder </text:span><text:span text:style-name="T211">Linux</text:span><text:span text:style-name="T206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5" draw:name="Vorm3_0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7" draw:name="Vorm3_ 2" draw:style-name="gr1" draw:text-style-name="P99" svg:width="0.35cm" svg:height="0.35cm" draw:control="control6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4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4" draw:style-name="gr1" draw:text-style-name="P9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10">Super</text:span>-toets <text:span text:style-name="T224">is de Windows-toets, Command-toets </text:span><text:span text:style-name="T225">(Apple)</text:span><text:span text:style-name="T224">, of Vergrootglas-toets </text:span><text:span text:style-name="T225">(Chromebook)</text:span><text:span text:style-name="T224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3" draw:style-name="gr1" draw:text-style-name="P9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8" draw:name="Vorm 4" draw:style-name="gr1" draw:text-style-name="P9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5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1"><draw:control text:anchor-type="as-char" draw:z-index="2" draw:name="Vorm9" draw:style-name="gr1" draw:text-style-name="P9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8"><text:span text:style-name="T218">Start de computer op vanaf</text:span><text:span text:style-name="T218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8"> </text:span><text:span text:style-name="T222">een </text:span><text:span text:style-name="Strong_20_Emphasis"><text:span text:style-name="T193"><text:user-field-get text:name="Distro">Rocky Linux</text:user-field-get></text:span></text:span><text:span text:style-name="T217"><text:s/></text:span><text:span text:style-name="T194"><text:user-field-get text:name="Version">8.10</text:user-field-get></text:span><text:span text:style-name="T194"><text:s/></text:span><text:span text:style-name="Strong_20_Emphasis"><text:span text:style-name="T195">Server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81">Vanaf ee</text:span>n <text:span text:style-name="T308">L</text:span>ive <text:span text:style-name="T307">USB</text:span><text:span text:style-name="T284">-stick</text:span><text:span text:style-name="T21"> </text:span>kunt <text:span text:style-name="T281">u opstarten en</text:span> <text:span text:style-name="T17">met </text:span><text:span text:style-name="Strong_20_Emphasis"><text:span text:style-name="T226"><text:user-field-get text:name="Distro">Rocky Linux</text:user-field-get></text:span></text:span><text:span text:style-name="Strong_20_Emphasis"><text:span text:style-name="T226"><text:s/></text:span></text:span>werken zonder enige bestanden op de harde schijf te wijzigen en maakt ook installatie van <text:span text:style-name="Strong_20_Emphasis"><text:span text:style-name="T226"><text:user-field-get text:name="Distro">Rocky Linux</text:user-field-get></text:span></text:span><text:span text:style-name="Strong_20_Emphasis"><text:span text:style-name="T226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3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82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6" draw:name="Vorm 6" draw:style-name="gr1" draw:text-style-name="P9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219">Kies</text:span><text:span text:style-name="T220"> </text:span><text:span text:style-name="T223">Nederlands</text:span><text:span text:style-name="T220"> en klik</text:span><text:span text:style-name="T221"> </text:span><text:span text:style-name="T220">op</text:span><text:span text:style-name="T219"> </text:span><text:span text:style-name="T216">Doorgaan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0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2"><text:span text:style-name="T238">Onder</text:span><text:span text:style-name="T234"> </text:span><text:span text:style-name="Strong_20_Emphasis"><text:span text:style-name="T238">GEBRUIKERSINSTELLINGEN </text:span></text:span><text:span text:style-name="T238">klik op </text:span><text:span text:style-name="T241">Gebruiker aanmaken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12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11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11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8">Klik onder </text:span><text:span text:style-name="T241">SOFTWARE</text:span><text:span text:style-name="T238"> op </text:span><text:span text:style-name="T241">Installatiebron</text:span><text:span text:style-name="T238"> en klik op </text:span><text:span text:style-name="T241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2" draw:style-name="gr1" draw:text-style-name="P99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8">Klik onder </text:span><text:span text:style-name="T241">SYSTEEM </text:span><text:span text:style-name="T238">op </text:span><text:span text:style-name="T241">Installatiebestemming </text:span><text:span text:style-name="T238">en klik op </text:span><text:span text:style-name="T241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2" draw:style-name="gr1" draw:text-style-name="P9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8">Klik onder </text:span><text:span text:style-name="T241">SYSTEEM </text:span><text:span text:style-name="T238">op </text:span><text:span text:style-name="T241">Netwerk &amp; hostnaam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9">Zet schuifje achter de netwerkadapter op </text:span><text:span text:style-name="T242">AAN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7">V</text:span><text:span text:style-name="T235">ul </text:span><text:span text:style-name="T236">in </text:span><text:span text:style-name="Strong_20_Emphasis"><text:span text:style-name="T239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9"> </text:span></text:span><text:span text:style-name="Strong_20_Emphasis"><text:span text:style-name="T231">en klik op </text:span></text:span><text:span text:style-name="Strong_20_Emphasis"><text:span text:style-name="T242">Toepassen</text:span></text:span><text:span text:style-name="Strong_20_Emphasis"><text:span text:style-name="T231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9">K</text:span><text:span text:style-name="T238">lik op </text:span><text:span text:style-name="T241">Klaar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7" draw:name="Vorm 1" draw:style-name="gr1" draw:text-style-name="P99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4"><text:span text:style-name="T238">Klik onder </text:span><text:span text:style-name="T241">SOFTWARE</text:span><text:span text:style-name="T238"> op </text:span><text:span text:style-name="T243">Software selectie</text:span><text:span text:style-name="Strong_20_Emphasis"><text:span text:style-name="T23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40">Selecteer </text:span><text:span text:style-name="T243">Server</text:span><text:span text:style-name="T240"> en klik op </text:span><text:span text:style-name="T243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15">Klik op <text:span text:style-name="T311">Begin installatie</text:span>.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3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3" draw:name="Vorm24" draw:style-name="gr1" draw:text-style-name="P9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9" draw:name="Vorm13_1" draw:style-name="gr1" draw:text-style-name="P99" svg:width="0.35cm" svg:height="0.35cm" draw:control="control8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5" draw:style-name="gr1" draw:text-style-name="P99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79">De </text:span><text:span text:style-name="T227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20" draw:name="Vorm 7" draw:style-name="gr1" draw:text-style-name="P9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4" draw:name="Vorm40_0" draw:style-name="gr1" draw:text-style-name="P99" svg:width="0.35cm" svg:height="0.35cm" draw:control="control3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8" draw:name="Vorm40_ 1" draw:style-name="gr1" draw:text-style-name="P99" svg:width="0.35cm" svg:height="0.35cm" draw:control="control7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5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10" draw:name="Vorm13_ 1" draw:style-name="gr1" draw:text-style-name="P99" svg:width="0.35cm" svg:height="0.35cm" draw:control="control9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8" draw:style-name="gr1" draw:text-style-name="P99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2" draw:name="Vorm 9" draw:style-name="gr1" draw:text-style-name="P99" svg:width="0.35cm" svg:height="0.35cm" draw:control="control21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79">De </text:span><text:span text:style-name="T227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1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2">Server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2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301">.</text:span></text:span></text:p>
          <text:p text:style-name="P98"><text:span text:style-name="Emphasis"><text:span text:style-name="T303">Licentie </text:span></text:span><text:span text:style-name="Emphasis"><text:span text:style-name="T301">C</text:span></text:span><text:span text:style-name="Emphasis"><text:span text:style-name="T302">C0</text:span></text:span><text:span text:style-name="Emphasis"><text:span text:style-name="T301"> 1.0 </text:span></text:span><text:span text:style-name="Emphasis"><text:span text:style-name="T2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8"><text:s/></text:span></text:span><text:span text:style-name="Emphasis"><text:span text:style-name="T2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0T08:16:53.954908959">20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0T08:16:53.788504866</dc:date>
    <meta:keyword>Installatie</meta:keyword>
    <meta:keyword>Checklist</meta:keyword>
    <meta:keyword>Linux</meta:keyword>
    <meta:editing-cycles>6922</meta:editing-cycles>
    <meta:editing-duration>P12DT9H24M12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5" meta:character-count="3847" meta:non-whitespace-character-count="3342"/>
    <meta:user-defined meta:name="Info 1"/>
    <meta:user-defined meta:name="Info 2"/>
    <meta:user-defined meta:name="Info 3"/>
    <meta:user-defined meta:name="Info 4"/>
  </office:meta>
</office:document-meta>
</file>